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054da2" officeooo:paragraph-rsid="00054da2"/>
    </style:style>
    <style:style style:name="P2" style:family="paragraph" style:parent-style-name="Standard">
      <style:text-properties fo:language="es" fo:country="ES" officeooo:rsid="00059674" officeooo:paragraph-rsid="00059674"/>
    </style:style>
    <style:style style:name="P3" style:family="paragraph" style:parent-style-name="Standard">
      <style:text-properties fo:language="es" fo:country="ES" officeooo:rsid="00059674" officeooo:paragraph-rsid="0006a2cf"/>
    </style:style>
    <style:style style:name="P4" style:family="paragraph" style:parent-style-name="Standard">
      <style:text-properties fo:language="es" fo:country="ES" officeooo:rsid="0006a2cf" officeooo:paragraph-rsid="0006a2cf"/>
    </style:style>
    <style:style style:name="P5" style:family="paragraph" style:parent-style-name="Standard">
      <style:text-properties fo:language="es" fo:country="ES" officeooo:rsid="00054da2" officeooo:paragraph-rsid="00054da2"/>
    </style:style>
    <style:style style:name="P6" style:family="paragraph" style:parent-style-name="Standard">
      <style:text-properties fo:language="es" fo:country="ES" officeooo:rsid="00054da2" officeooo:paragraph-rsid="0009af4d"/>
    </style:style>
    <style:style style:name="P7" style:family="paragraph" style:parent-style-name="Standard">
      <style:text-properties fo:language="es" fo:country="ES" officeooo:rsid="0009af4d" officeooo:paragraph-rsid="0009af4d"/>
    </style:style>
    <style:style style:name="P8" style:family="paragraph" style:parent-style-name="Standard">
      <style:text-properties fo:language="es" fo:country="ES" officeooo:rsid="0009af4d" officeooo:paragraph-rsid="000a30ed"/>
    </style:style>
    <style:style style:name="P9" style:family="paragraph" style:parent-style-name="Standard">
      <style:text-properties fo:language="es" fo:country="ES" officeooo:rsid="0009af4d" officeooo:paragraph-rsid="000ae83b"/>
    </style:style>
    <style:style style:name="P10" style:family="paragraph" style:parent-style-name="Standard">
      <style:text-properties fo:language="es" fo:country="ES" officeooo:rsid="000a30ed" officeooo:paragraph-rsid="000a30ed"/>
    </style:style>
    <style:style style:name="P11" style:family="paragraph" style:parent-style-name="Standard">
      <style:paragraph-properties fo:text-align="start" style:justify-single-word="false"/>
      <style:text-properties fo:language="es" fo:country="ES" officeooo:rsid="000a30ed" officeooo:paragraph-rsid="000a30ed"/>
    </style:style>
    <style:style style:name="P12" style:family="paragraph" style:parent-style-name="Standard">
      <style:text-properties fo:language="es" fo:country="ES" officeooo:rsid="000ae83b" officeooo:paragraph-rsid="000ae83b"/>
    </style:style>
    <style:style style:name="P13" style:family="paragraph" style:parent-style-name="Standard">
      <style:text-properties fo:language="es" fo:country="ES" officeooo:rsid="000b7458" officeooo:paragraph-rsid="000b7458"/>
    </style:style>
    <style:style style:name="P14" style:family="paragraph" style:parent-style-name="Standard">
      <style:text-properties fo:language="es" fo:country="ES" officeooo:rsid="000b7458" officeooo:paragraph-rsid="000be43b"/>
    </style:style>
    <style:style style:name="P15" style:family="paragraph" style:parent-style-name="Standard">
      <style:text-properties fo:language="es" fo:country="ES" officeooo:rsid="000be43b" officeooo:paragraph-rsid="000be43b"/>
    </style:style>
    <style:style style:name="P16" style:family="paragraph" style:parent-style-name="Standard">
      <style:text-properties fo:language="es" fo:country="ES" officeooo:rsid="000c5fd5" officeooo:paragraph-rsid="000c5fd5"/>
    </style:style>
    <style:style style:name="P17" style:family="paragraph" style:parent-style-name="Standard" style:list-style-name="L1">
      <style:paragraph-properties fo:margin-left="0.5in" fo:margin-right="0in" fo:text-align="start" style:justify-single-word="false" fo:text-indent="-0.1866in" style:auto-text-indent="false"/>
      <style:text-properties fo:language="es" fo:country="ES" officeooo:rsid="0009af4d" officeooo:paragraph-rsid="000a30ed"/>
    </style:style>
    <style:style style:name="P18" style:family="paragraph" style:parent-style-name="Standard" style:list-style-name="L1" style:master-page-name="">
      <style:paragraph-properties fo:margin-left="0.5in" fo:margin-right="0in" fo:text-align="start" style:justify-single-word="false" fo:text-indent="-0.1866in" style:auto-text-indent="false" style:page-number="auto"/>
      <style:text-properties officeooo:paragraph-rsid="000a30ed"/>
    </style:style>
    <style:style style:name="T1" style:family="text">
      <style:text-properties officeooo:rsid="0006a2cf"/>
    </style:style>
    <style:style style:name="T2" style:family="text">
      <style:text-properties fo:language="es" fo:country="ES" officeooo:rsid="0009af4d"/>
    </style:style>
    <style:style style:name="T3" style:family="text">
      <style:text-properties officeooo:rsid="0009af4d"/>
    </style:style>
    <style:style style:name="T4" style:family="text">
      <style:text-properties officeooo:rsid="000a30ed"/>
    </style:style>
    <style:style style:name="T5" style:family="text">
      <style:text-properties officeooo:rsid="000ae83b"/>
    </style:style>
    <style:style style:name="T6" style:family="text">
      <style:text-properties officeooo:rsid="000b7458"/>
    </style:style>
    <style:style style:name="T7" style:family="text">
      <style:text-properties officeooo:rsid="000be43b"/>
    </style:style>
    <style:style style:name="T8" style:family="text">
      <style:text-properties officeooo:rsid="000c5f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text:p>
      <text:p text:style-name="P1"/>
      <text:p text:style-name="P6">Ctds es un <text:span text:style-name="T3">l</text:span>enguaje <text:span text:style-name="T3">i</text:span>mperativo <text:span text:style-name="T3">t</text:span>ipado básico con sintaxis similar al Lenguaje C. Proporciona 3 tipos básicos Int,Float y Boolean y arreglos de cada uno de los tipos antes mencionados. Presenta un conjunto de 3 tipos de assignaciones(=,+=,-=) 1 para operar con valores de cualquiera de los tipos básico y arreglos de ellos y 2 para valores numericos(Int y Float) y arreglos de ellos. Proporciona la clasica sentencia condicional If-then-else y 2 construcciones para iterar 1 definida(for) y otra indefinida(while). <text:s/>También incorpora las sentencias Break y Continue.</text:p>
      <text:p text:style-name="P6">Además, <text:span text:style-name="T3">Ctds</text:span> permite interfazar con metodos de la librería básica de C, medio por el cuál permite <text:span text:style-name="T1">operaciones de</text:span> entrada-salida. En las invocaciones a a rutinas externas permite la utilización de elementos del tipo String. <text:span text:style-name="T1">Proporciona <text:s text:c="2"/>2 construcciones básicas para la</text:span> modularizació<text:span text:style-name="T1">n</text:span> de lo<text:span text:style-name="T1">s</text:span> programas: Funciones y Acciones, <text:span text:style-name="T1">permitiendo invocaciones recursivas. </text:span></text:p>
      <text:p text:style-name="P1">Ctds es un Lenguaje <text:span text:style-name="T3">seguro ya</text:span> que <text:span text:style-name="T3">una implemetación del mismo, debe</text:span> chequea<text:span text:style-name="T3">r</text:span> en tiempo de ejecución que el acceso a una posición de un arreglo sea válida.</text:p>
      <text:p text:style-name="P2">Ctds proporciona una conjunto básico de operadores, 4 operadores aritmeticos (+,-,*,/,%), 4 operadores relacionales (&lt;,&gt;,&lt;=,&gt;=), 2 operadores de equivalencia (==,!=) y 2 operadores lógicos (&amp;&amp;,||). <text:s text:c="2"/></text:p>
      <text:p text:style-name="P2">Otra de las carácteristicas del lenguaje, es la evalución lazzy de sus operadores lógicos (&amp;&amp;,||).</text:p>
      <text:p text:style-name="P2">En el presente informe se abordará la creación de un Compilador para el Lenguaje Ctds, el compilador: Ctds-PCR.</text:p>
      <text:p text:style-name="P2">Ctds-PCR implementa todas las caracteristicas del lenguaje Ctds para computadores con Arquitectura de 64-bits.Además, Ctds-PCR permite las operaciones aritmeticas y relacionales entre expresiones de tipo Int y Float mediante la implementación de coersiones implicitas. </text:p>
      <text:p text:style-name="P3">Ctds-PCR implementa un conjunto de optimizaciones entre las que se destacan la propagación de constantes, poda de código inalcanzable y optimizaciones en frame que restrijen la vida de una variable al tiempo en el que pueden ser referenciadas.</text:p>
      <text:p text:style-name="P4">A continuación, se detallará acerca de la arquitectura del compilador, se describirán cada una de las estapas del desarrollo enunciando los problemas mas significativos de cada etapa y sus respectivas soluciones. Además se intentará que el documento en si mismo, sea una bitácora con todas aquellas desiciones que hayan resultado positivas y/o negativas y se intentará dejar en claro que desiciones hubieren sido más convenientes desde nuestra óptica como desarrolladores.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Consideraciones Básicas</text:p>
      <text:p text:style-name="P7"/>
      <text:p text:style-name="P7">El compilador Ctds-PCR fue desarrollado integramente en el Lenguaje de Programación Java, utilizando herramientas como Jflex y Cup para la generación del Lexer y Parser respectivamente.</text:p>
      <text:p text:style-name="P7">En grandes rasgos el proceso de compilación que realiza Ctds-PCR puede ser visualizado en el siguiente diagrama:</text:p>
      <text:p text:style-name="P7"/>
      <text:p text:style-name="P7"><text:s/></text:p>
      <text:p text:style-name="P1"/>
      <text:p text:style-name="P1"/>
      <text:p text:style-name="P1"/>
      <text:p text:style-name="P10">El desarrollo del mismo se distribuyo en 6 etapas:</text:p>
      <text:p text:style-name="P11"/>
      <text:list xml:id="list7700221916800913616" text:style-name="L1">
        <text:list-item>
          <text:p text:style-name="P18"><text:span text:style-name="T2">Etapa 1: Análisis Léxico y Sintactico </text:span></text:p>
        </text:list-item>
        <text:list-item>
          <text:p text:style-name="P17">Etapa 2: Análisis Semántico </text:p>
        </text:list-item>
        <text:list-item>
          <text:p text:style-name="P17">Etapa <text:s/>3 :Generación de Codigo Intermedio</text:p>
        </text:list-item>
        <text:list-item>
          <text:p text:style-name="P17">Etapa 4 :Generación de Código Objeto Enteros y Booleanos</text:p>
        </text:list-item>
        <text:list-item>
          <text:p text:style-name="P17">Etapa 5:Generación de Código Objeto Reales</text:p>
        </text:list-item>
        <text:list-item>
          <text:p text:style-name="P17">Etapa 6 :Optimizaciones</text:p>
        </text:list-item>
      </text:list>
      <text:p text:style-name="P1"/>
      <text:p text:style-name="P1"/>
      <text:p text:style-name="P1"/>
      <text:p text:style-name="P1"/>
      <text:p text:style-name="P1"/>
      <text:p text:style-name="P1"/>
      <text:p text:style-name="P1"/>
      <text:p text:style-name="P1"><text:s/><text:span text:style-name="T3">Etapa 1</text:span></text:p>
      <text:p text:style-name="P7">Análisis Léxico y Sintactico </text:p>
      <text:p text:style-name="P7"/>
      <text:p text:style-name="P8">En esta primera etapa del proyecto, comenzamos a familiarizarnos con las herramientas Jflex y Cup. <text:s text:c="3"/>La primera fue utilizada para desarrollar el Lexer del compilador Ctds-PCR y la segunda <text:span text:style-name="T4">para la implementación del Parser. </text:span></text:p>
      <text:p text:style-name="P8"><text:span text:style-name="T4">Las principales dificultades surgieron debido al desconocimiento a la hora de utilizar estas herramientas, pero en general fueron lo suficiente amigables como para poder trabajar con ellas en poco tiempo. </text:span></text:p>
      <text:p text:style-name="P9"><text:span text:style-name="T4">A la hora implementar el Parser se presentarón inconvenientes con la grámatica, para salvarlos se refactorizo la gramatica y se definieron precendencias entre los operadores.</text:span></text:p>
      <text:p text:style-name="P9"><text:span text:style-name="T5">Nos surgieron inconvenientes también con los comentarios multilineas, que fueron solucionados a nivel del análisis lexico mediante la utilización de construcciones de Jflex que permiten la creación de un nuevo estado en el AFD, generado por dicha herramienta. El funcionamiento de esta carácteristica se reduce a que el AFD tenga una transicición al nuevo estado cada vez que aparece / seguido de * y en dicho nuevo estado consume todos los caracteres hasta que aparece * seguido de / .</text:span></text:p>
      <text:p text:style-name="P9"><text:span text:style-name="T5">En esta etapa aún no se habían realizado decisiones de diseño de gran importancia sino que se generaron el analizador lexico(lexer) y el análizador sintáctico(paser) de manera de que puedan trabajar mancomunadamente. <text:s text:c="2"/></text:span></text:p>
      <text:p text:style-name="P7"/>
      <text:p text:style-name="P7"/>
      <text:p text:style-name="P7"/>
      <text:p text:style-name="P7"/>
      <text:p text:style-name="P7"/>
      <text:p text:style-name="P7"><text:soft-page-break/>Etapa 2</text:p>
      <text:p text:style-name="P7">Análisis Semántico </text:p>
      <text:p text:style-name="P7"/>
      <text:p text:style-name="P12">En esta etapa se implementaron <text:span text:style-name="T6">chequeos para </text:span>la serie de restricciones semánticas enunciadas en la descripción del <text:s/><text:span text:style-name="T6">lenguaje. Para ser precisos, enunciaremos como han sido resultos cada uno de los chequeos:</text:span></text:p>
      <text:p text:style-name="P12"/>
      <text:p text:style-name="P13">1. Ningún identificador es declarado dos veces en un mismo bloque.</text:p>
      <text:p text:style-name="P13">2. Ningún identificador es usado antes de ser declarado.</text:p>
      <text:p text:style-name="P13"/>
      <text:p text:style-name="P13">Las dos primeras restricciones son chequeadas en el análizador sintáctico mediante la implementación de una tabla de símbolos. Como ningún identificador es utilizado antes de ser declarado no reviste ningún inconveniente realizarlo en este momento. Pero si quiesieramos permitir, por ejemplo, la invocación de metodos antes de ser definidos sería conveniente realizar este chequeo en otro momento. </text:p>
      <text:p text:style-name="P13">La implementación de la tabla <text:span text:style-name="T7">de simbolos puede reducirse a una pila de niveles, es decir una pila de listas de declaraciones (llamadas Location). Es importante mencionar que no se permiten dos declaraciones con el mismo nombre y en el mismo alcanze. Cuándo hablamos de declaraciones nos referimos a variables y metodos. </text:span></text:p>
      <text:p text:style-name="P13"/>
      <text:p text:style-name="P13">3. Todo programa (clase) contiene la definición de un método llamado main. Este método no tiene</text:p>
      <text:p text:style-name="P13">parámetros. Notar que la ejecución comienza con el método main.</text:p>
      <text:p text:style-name="P13"/>
      <text:p text:style-name="P15">Este chequeo también es realizado en el Analizador Sintáctico, esta desición se tomo desde el comienzo y se mantuvo hasta el final de la implementación del compilador Ctds-PCR. Quizas resulte en un diseño más estético realizar este chequeo más adelante. </text:p>
      <text:p text:style-name="P15"><text:s text:c="2"/></text:p>
      <text:p text:style-name="P13">4. El <text:span text:style-name="T7">Int</text:span> <text:span text:style-name="T7">Literal</text:span> en la declaraci<text:span text:style-name="T7">ó</text:span>on de un arreglo debe ser mayor a cero (es la longitud del arreglo).</text:p>
      <text:p text:style-name="P15">Este chequeo es </text:p>
      <text:p text:style-name="P13"/>
      <text:p text:style-name="P13">5. El n<text:span text:style-name="T7">ú</text:span>mero y tipos de los argumentos en una invocaci<text:span text:style-name="T7">ó</text:span>n a un m<text:span text:style-name="T7">é</text:span>todo debe ser iguales al n<text:span text:style-name="T7">ú</text:span>mero</text:p>
      <text:p text:style-name="P13">y tipos declarados en la definici<text:span text:style-name="T7">ó</text:span>n del m<text:span text:style-name="T7">é</text:span>todo (los par<text:span text:style-name="T7">á</text:span>metros formales y los reales deben ser</text:p>
      <text:p text:style-name="P13">iguales).</text:p>
      <text:p text:style-name="P13"/>
      <text:p text:style-name="P13">6. Si la invocaci<text:span text:style-name="T7">ó</text:span>n a un m<text:span text:style-name="T7">é</text:span>todo es usada como una expresi<text:span text:style-name="T7">ó</text:span>n, el m<text:span text:style-name="T7">é</text:span>todo debe retornar un resultado.</text:p>
      <text:p text:style-name="P13"/>
      <text:p text:style-name="P13">7. Los literales string solo pueden ser usados como argumentos en m<text:span text:style-name="T7">é</text:span>todos externinvk.</text:p>
      <text:p text:style-name="P13"/>
      <text:p text:style-name="P13">8. Una sentencia return solo tiene asociada una expresi´on si el m´etodo retorna un valor, si <text:span text:style-name="T7">el</text:span> <text:span text:style-name="T7">mé</text:span>todo no retorna un valor (es un m<text:span text:style-name="T7">é</text:span>todo void) entonces la sentencia return no puede tener asociada ninguna expresi<text:span text:style-name="T7">ó</text:span>n.</text:p>
      <text:p text:style-name="P13"/>
      <text:p text:style-name="P13">9. La expresi<text:span text:style-name="T7">ó</text:span>n en una sentencia return debe ser igual al tipo de retorno declarado para el m<text:span text:style-name="T7">é</text:span>todo.</text:p>
      <text:p text:style-name="P13"/>
      <text:p text:style-name="P13">10. Un <text:span text:style-name="T7">&lt;</text:span>i<text:span text:style-name="T7">d&gt;</text:span> usado como una <text:span text:style-name="T7">&lt;location&gt;</text:span> debe estar declarado como un par<text:span text:style-name="T7">á</text:span>metro o como una variable local o global.</text:p>
      <text:p text:style-name="P13"/>
      <text:p text:style-name="P13">11. En toda locaci<text:span text:style-name="T7">ó</text:span>n de la forma <text:span text:style-name="T7">&lt;id&gt;</text:span>[<text:span text:style-name="T7">&lt;expr&gt;</text:span>]</text:p>
      <text:p text:style-name="P13"><text:tab/>(a) <text:span text:style-name="T7">&lt;id&gt;</text:span> debe ser una variable arreglo (array), y</text:p>
      <text:p text:style-name="P13"><text:tab/>(b) el tipo de <text:span text:style-name="T7">&lt;expr&gt;</text:span> debe ser int.</text:p>
      <text:p text:style-name="P13"/>
      <text:p text:style-name="P13">12. La <text:span text:style-name="T7">&lt;expr&gt;</text:span> en una sentencia if o while debe ser boolean.</text:p>
      <text:p text:style-name="P13"><text:soft-page-break/>13. Los operandos de <text:span text:style-name="T7">&lt;</text:span>arith_op<text:span text:style-name="T7">&gt;</text:span>’s y <text:span text:style-name="T7">&lt;</text:span>rel_op<text:span text:style-name="T7">&gt;'</text:span>s deben ser de tipo int o float.</text:p>
      <text:p text:style-name="P13"/>
      <text:p text:style-name="P14">14. Los operandos de <text:span text:style-name="T7">&lt;</text:span>eq_op<text:span text:style-name="T7">&gt;</text:span>’s deben tener el mismo tipo (int, float o boolean).</text:p>
      <text:p text:style-name="P14"/>
      <text:p text:style-name="P13">15. Los operandos de <text:span text:style-name="T7">&lt;</text:span>cond_op<text:span text:style-name="T7">&gt;</text:span>’s y el operando de la negaci<text:span text:style-name="T7">ó</text:span>n (!) deben ser de tipo boolean.</text:p>
      <text:p text:style-name="P13"/>
      <text:p text:style-name="P13">16. La <text:span text:style-name="T7">&lt;</text:span>location<text:span text:style-name="T7">&gt;</text:span> y la <text:span text:style-name="T7">&lt;</text:span>expr<text:span text:style-name="T7">&gt;</text:span> en una asignaci<text:span text:style-name="T7">ó</text:span>n, <text:span text:style-name="T7">&lt;</text:span>location<text:span text:style-name="T7">&gt;</text:span> = <text:span text:style-name="T7">&lt;</text:span>expr<text:span text:style-name="T7">&gt;</text:span>, deben tener el mismo tipo.</text:p>
      <text:p text:style-name="P13"/>
      <text:p text:style-name="P13">17. La <text:span text:style-name="T7">&lt;</text:span>location<text:span text:style-name="T7">&gt;</text:span> y la <text:span text:style-name="T7">&lt;</text:span>expr<text:span text:style-name="T7">&gt;</text:span> en una asignaci<text:span text:style-name="T7">ó</text:span>n incremental o decremental, <text:span text:style-name="T7">&lt;</text:span>locationi<text:span text:style-name="T7">&gt;</text:span> += <text:span text:style-name="T7">&lt;</text:span>expr<text:span text:style-name="T7">&gt;</text:span> o <text:span text:style-name="T7">&lt;</text:span>location<text:span text:style-name="T7">&gt;</text:span> -= <text:span text:style-name="T7">&lt;</text:span>expr<text:span text:style-name="T7">&gt;</text:span>, deben ser de tipo int o float.</text:p>
      <text:p text:style-name="P13"/>
      <text:p text:style-name="P13">18. Las expresiones <text:span text:style-name="T7">&lt;</text:span>expr<text:span text:style-name="T7">&gt;</text:span> iniciales y finales de un for deben ser de tipo int.</text:p>
      <text:p text:style-name="P13"/>
      <text:p text:style-name="P13">19. Las sentencias break y continue solo pueden encontrarse en el cuerpo de un ciclo</text:p>
      <text:p text:style-name="P7"/>
      <text:p text:style-name="P7"/>
      <text:p text:style-name="P15">Para los chequeos 9-<text:span text:style-name="T8">18 se implemento la clase TypeCheckVisitor que implementa una instancia del patrón visitor para recorrer el AST y chequear los tipos. Vale mencionar que se tomo una importante desición en cuanto a las operaciones permitidas: se permite que los operadores binarios que operan con int o float hayan sido extendidos y permiten operar con operandos de uno u otro tipo indistintamente. Vale hacer una salvedad, en el caso de la división, si opera con dos expresiones de tipo int, tiene la semántica de la division entera, mientras que si almenos uno de sus operadores es de tipo float tiene la semantica de la division en flotantes. El operador mod (%) solo se permite operar con valores de tipo int. </text:span></text:p>
      <text:p text:style-name="P16">Los operandos de tipo relacionales y de equivalencia operan con valores enteros y flotantes indistintamente. </text:p>
      <text:p text:style-name="P16">La desición de permitir operar con elementos numericos pero de tipos distintos tiene que ver con la posibilidad de ofrecer una caracteristica que genere mas flexibilidad a la hora de programar. Quizas hubiere sido interesante implementar warnings en estos casos, esto fue planificado pero no se llevo a cabo.</text:p>
      <text:p text:style-name="P16"/>
      <text:p text:style-name="P16">Para el chequeo numero 19 se implemento la clase BreakContinueCheckVisitor que es otra instacia del patron visitor que recorre el AST y chequeo lo expresado en el item 19.</text:p>
      <text:p text:style-name="P15"/>
      <text:p text:style-name="P7">Etapa <text:s/>3 </text:p>
      <text:p text:style-name="P7">Generación de Codigo Intermedio</text:p>
      <text:p text:style-name="P7"/>
      <text:p text:style-name="P7">Etapa 4 </text:p>
      <text:p text:style-name="P7">Generación de Código Objeto Enteros y Booleanos</text:p>
      <text:p text:style-name="P7"/>
      <text:p text:style-name="P7">Etapa 5</text:p>
      <text:p text:style-name="P7">Generación de Código Objeto Reales</text:p>
      <text:p text:style-name="P7"/>
      <text:p text:style-name="P7">Etapa 6 </text:p>
      <text:p text:style-name="P7">Optimizacion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55:57.079656257</meta:creation-date>
    <dc:date>2014-11-22T03:16:34.126119619</dc:date>
    <meta:editing-duration>PT8M11S</meta:editing-duration>
    <meta:editing-cycles>4</meta:editing-cycles>
    <meta:generator>LibreOffice/4.2.7.2$Linux_X86_64 LibreOffice_project/420m0$Build-2</meta:generator>
    <meta:document-statistic meta:table-count="0" meta:image-count="0" meta:object-count="0" meta:page-count="4" meta:paragraph-count="72" meta:word-count="1457" meta:character-count="9169" meta:non-whitespace-character-count="7741"/>
  </office:meta>
</office:document-meta>
</file>